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 Senhor está levantando um grande exercícito(Povo de guerra)</text:p>
      <text:p text:style-name="Standard"/>
      <text:p text:style-name="Standard">intro: <text:s/>Em C Am F#m Bb C D</text:p>
      <text:p text:style-name="Standard"/>
      <text:p text:style-name="P3">Em<text:tab/><text:tab/><text:tab/><text:tab/><text:tab/> <text:s text:c="2"/>C</text:p>
      <text:p text:style-name="P2">O Senhor está levantando um grande exército</text:p>
      <text:p text:style-name="P3">Am<text:tab/><text:tab/><text:tab/>F#m<text:tab/> <text:tab/><text:tab/>Bb <text:s/>C <text:s text:c="2"/>D</text:p>
      <text:p text:style-name="P2">Um povo de guerra capaz de vencer o inimigo</text:p>
      <text:p text:style-name="P4">Em<text:tab/><text:tab/><text:tab/><text:tab/><text:tab/> <text:s text:c="6"/>C</text:p>
      <text:p text:style-name="P2">Ele já preparou para nós todo Seu armamento</text:p>
      <text:p text:style-name="P5">Am<text:tab/><text:tab/><text:tab/>F#m <text:s/><text:tab/><text:tab/>Bb <text:s text:c="2"/>C <text:s text:c="3"/>D</text:p>
      <text:p text:style-name="P2">Que nos capacita a vencer na terra e céu</text:p>
      <text:p text:style-name="P5">Em<text:tab/><text:tab/><text:tab/><text:tab/><text:tab/><text:tab/>C</text:p>
      <text:p text:style-name="P2">Nossa luta na verdade não é contra carne ou sangue</text:p>
      <text:p text:style-name="P3">Am<text:tab/><text:tab/><text:tab/><text:tab/>F#m<text:tab/><text:tab/>Bb<text:tab/>C <text:s/>D</text:p>
      <text:p text:style-name="P2">Mas contra os principados e dominadores do mal</text:p>
      <text:p text:style-name="P2"/>
      <text:p text:style-name="P2"/>
      <text:p text:style-name="P3">C5<text:tab/><text:tab/><text:tab/>D5<text:tab/><text:tab/> <text:s text:c="5"/>G5</text:p>
      <text:p text:style-name="P2">E Ele não será derrotado pelo inimigo</text:p>
      <text:p text:style-name="P3"><text:tab/><text:tab/><text:tab/>C5<text:tab/> <text:s text:c="4"/><text:tab/>F#m</text:p>
      <text:p text:style-name="P2">Toda arma contra a igreja irá perecer</text:p>
      <text:p text:style-name="P3"><text:tab/><text:tab/>Bb <text:s text:c="3"/><text:tab/> <text:s text:c="7"/>Em</text:p>
      <text:p text:style-name="P2">Nos últimos dias o Senhor virá</text:p>
      <text:p text:style-name="P3">C5<text:tab/><text:tab/><text:tab/> <text:s text:c="5"/>D5<text:tab/><text:tab/><text:tab/> <text:s text:c="3"/>G5<text:tab/></text:p>
      <text:p text:style-name="P2">Virá para reinar com aqueles que viveram em guerra</text:p>
      <text:p text:style-name="P3"><text:tab/><text:tab/><text:tab/> <text:s/>C5<text:tab/><text:tab/> <text:s text:c="2"/>F#m</text:p>
      <text:p text:style-name="P2">Que gastaram os seus dias servindo a Deus</text:p>
      <text:p text:style-name="P3"><text:tab/><text:tab/>Bb<text:tab/><text:tab/> <text:s/>Em</text:p>
      <text:p text:style-name="P2">Fazendo em tudo a vontade do P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20:39:55</meta:creation-date>
    <dc:date>2016-04-16T09:51:44</dc:date>
    <meta:editing-duration>PT45M22S</meta:editing-duration>
    <meta:editing-cycles>6</meta:editing-cycles>
    <meta:generator>OpenOffice/4.1.2$Linux OpenOffice.org_project/412m3$Build-9782</meta:generator>
    <meta:document-statistic meta:table-count="0" meta:image-count="0" meta:object-count="0" meta:page-count="1" meta:paragraph-count="26" meta:word-count="147" meta:character-count="775"/>
  </office:meta>
</office:document-meta>
</file>